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vcStompEndpointRegistry.get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StompEndpointRegist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StompEndpointRegistry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StompEndpointRegistry.getHandlerMapp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MvcStompEndpointRegistry.setUrlPathHelper( @ Nullable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StompEndpointRegist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StompEndpointRegistry.unwrapSubProtocolWebSocketHandler( WebSocke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StompEndpointRegistry.setErrorHandler( StompSubProtoco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MvcStompEndpointRegistry.WebMvcStompEndpointRegistry( WebSocketHandler webSocketHandler , WebSocketTransportRegistration transportRegistration , TaskScheduler defaultSockJsTaskSchedu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MvcStompEndpointRegistry.addEndpoint( String ...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